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msi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04346000" calcext:value-type="float">
            <text:p>304346000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float" office:value="255801560" calcext:value-type="float">
            <text:p>255801560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float" office:value="305166000" calcext:value-type="float">
            <text:p>305166000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float" office:value="247056200" calcext:value-type="float">
            <text:p>247056200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float" office:value="305335000" calcext:value-type="float">
            <text:p>305335000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float" office:value="246625000" calcext:value-type="float">
            <text:p>246625000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float" office:value="304010916" calcext:value-type="float">
            <text:p>304010916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float" office:value="207138000" calcext:value-type="float">
            <text:p>207138000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float" office:value="212058000" calcext:value-type="float">
            <text:p>212058000</text:p>
          </table:table-cell>
          <table:table-cell office:value-type="string" calcext:value-type="string">
            <text:p>Carg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7:57:01.910174748</meta:creation-date>
    <dc:date>2018-11-04T17:58:47.479542897</dc:date>
    <meta:editing-duration>PT1M51S</meta:editing-duration>
    <meta:editing-cycles>1</meta:editing-cycles>
    <meta:document-statistic meta:table-count="1" meta:cell-count="20" meta:object-count="0"/>
    <meta:generator>LibreOffice/6.0.6.2$Linux_X86_64 LibreOffice_project/00m0$Build-2</meta:generator>
  </office:meta>
</office:document-meta>
</file>